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E800000084595F095BD3D19340.png" manifest:media-type="image/png"/>
  <manifest:file-entry manifest:full-path="Pictures/10000201000003E8000000AEE9E4E4DD8F8344E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05cm" fo:min-width="2.15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11cm" fo:min-width="0.56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2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0.5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0.39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4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2.0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Monaco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Monaco" fo:font-size="12pt" style:font-size-asian="12pt" style:font-size-complex="12pt"/>
    </style:style>
    <style:style style:name="T1" style:family="text">
      <style:text-properties style:font-name="Monaco" fo:font-size="12pt" style:font-size-asian="12pt" style:font-size-complex="12pt"/>
    </style:style>
    <style:style style:name="T2" style:family="text">
      <style:text-properties style:text-position="-33% 58%" style:font-name="Monaco" fo:font-size="12pt" style:font-size-asian="12pt" style:font-size-complex="12pt"/>
    </style:style>
    <style:style style:name="T3" style:family="text">
      <style:text-properties style:text-position="0% 100%" style:font-name="Monac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58cm" svg:height="1.955cm" svg:x="8.942cm" svg:y="9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3" draw:id="id3" draw:layer="layout" svg:width="2.54cm" svg:height="0.432cm" draw:transform="rotate (1.5707963267949) translate (5.798cm 8.792cm)">
          <draw:image xlink:href="Pictures/10000201000003E8000000AEE9E4E4DD8F8344E8.png" xlink:type="simple" xlink:show="embed" xlink:actuate="onLoad">
            <text:p/>
          </draw:image>
        </draw:frame>
        <draw:frame draw:style-name="gr2" draw:text-style-name="P2" xml:id="id2" draw:id="id2" draw:layer="layout" svg:width="2.54cm" svg:height="0.33cm" draw:transform="rotate (-1.5707963267949) translate (6.179cm 2.296cm)">
          <draw:image xlink:href="Pictures/10000201000003E800000084595F095BD3D19340.png" xlink:type="simple" xlink:show="embed" xlink:actuate="onLoad">
            <text:p/>
          </draw:image>
        </draw:frame>
        <draw:custom-shape draw:style-name="gr3" draw:text-style-name="P4" xml:id="id1" draw:id="id1" draw:layer="layout" svg:width="1.499cm" svg:height="1.499cm" svg:x="1.758cm" svg:y="4.947cm">
          <text:p text:style-name="P3"><text:span text:style-name="T1">V</text:span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4" draw:text-style-name="P2" draw:layer="layout" svg:x1="5.606cm" svg:y1="10.773cm" svg:x2="6.421cm" svg:y2="10.773cm">
            <text:p/>
          </draw:line>
          <draw:line draw:style-name="gr4" draw:text-style-name="P2" draw:layer="layout" svg:x1="5.734cm" svg:y1="10.857cm" svg:x2="6.293cm" svg:y2="10.857cm">
            <text:p/>
          </draw:line>
          <draw:line draw:style-name="gr4" draw:text-style-name="P2" draw:layer="layout" svg:x1="5.861cm" svg:y1="10.957cm" svg:x2="6.166cm" svg:y2="10.957cm">
            <text:p/>
          </draw:line>
        </draw:g>
        <draw:connector draw:style-name="gr5" draw:text-style-name="P3" draw:layer="layout" svg:x1="2.508cm" svg:y1="4.947cm" svg:x2="6.014cm" svg:y2="2.296cm" draw:start-shape="id1" draw:start-glue-point="4" draw:end-shape="id2" draw:end-glue-point="3" svg:d="M2508 4947v-3152h3506v501" svg:viewBox="0 0 3507 3153">
          <text:p/>
        </draw:connector>
        <draw:connector draw:style-name="gr5" draw:text-style-name="P3" draw:layer="layout" svg:x1="2.508cm" svg:y1="6.446cm" svg:x2="6.014cm" svg:y2="8.792cm" draw:start-shape="id1" draw:start-glue-point="8" draw:end-shape="id3" draw:end-glue-point="3" svg:d="M2508 6446v3046h3506v-700" svg:viewBox="0 0 3507 3047">
          <text:p/>
        </draw:connector>
        <draw:connector draw:style-name="gr5" draw:text-style-name="P3" draw:layer="layout" svg:x1="6.013cm" svg:y1="10.773cm" svg:x2="6.014cm" svg:y2="8.792cm" draw:start-shape="id4" draw:start-glue-point="0" draw:end-shape="id3" draw:end-glue-point="3" svg:d="M6013 10773v-891h1v-1090" svg:viewBox="0 0 2 1982">
          <text:p/>
        </draw:connector>
        <draw:connector draw:style-name="gr5" draw:text-style-name="P3" draw:layer="layout" svg:x1="6.014cm" svg:y1="4.836cm" svg:x2="6.014cm" svg:y2="6.252cm" draw:start-shape="id2" draw:start-glue-point="1" draw:end-shape="id3" draw:end-glue-point="1" svg:d="M6014 4836v1416" svg:viewBox="0 0 1 1417">
          <text:p/>
        </draw:connector>
        <draw:frame draw:style-name="gr6" draw:text-style-name="P5" draw:layer="layout" svg:width="0.752cm" svg:height="0.78cm" svg:x="6.225cm" svg:y="3.176cm">
          <draw:text-box>
            <text:p><text:span text:style-name="T1">M</text:span></text:p>
          </draw:text-box>
        </draw:frame>
        <draw:frame draw:style-name="gr7" draw:text-style-name="P5" draw:layer="layout" svg:width="1.006cm" svg:height="0.874cm" svg:x="6.225cm" svg:y="7.132cm">
          <draw:text-box>
            <text:p><text:span text:style-name="T1">R</text:span><text:span text:style-name="T2">s</text:span></text:p>
          </draw:text-box>
        </draw:frame>
        <draw:frame draw:style-name="gr8" draw:text-style-name="P5" draw:layer="layout" svg:width="0.896cm" svg:height="0.874cm" svg:x="8.404cm" svg:y="1.405cm">
          <draw:text-box>
            <text:p><text:span text:style-name="T1">V</text:span><text:span text:style-name="T2">1</text:span></text:p>
          </draw:text-box>
        </draw:frame>
        <draw:line draw:style-name="gr9" draw:text-style-name="P2" draw:layer="layout" svg:x1="8.406cm" svg:y1="1.796cm" svg:x2="6.057cm" svg:y2="1.837cm">
          <text:p/>
        </draw:line>
        <draw:frame draw:style-name="gr8" draw:text-style-name="P5" draw:layer="layout" svg:width="0.896cm" svg:height="0.874cm" svg:x="8.64cm" svg:y="5.323cm">
          <draw:text-box>
            <text:p><text:span text:style-name="T1">V</text:span><text:span text:style-name="T2">2</text:span></text:p>
          </draw:text-box>
        </draw:frame>
        <draw:line draw:style-name="gr9" draw:text-style-name="P2" draw:layer="layout" svg:x1="8.642cm" svg:y1="5.758cm" svg:x2="6.057cm" svg:y2="5.606cm">
          <text:p/>
        </draw:line>
        <draw:frame draw:style-name="gr10" draw:text-style-name="P5" draw:layer="layout" svg:width="1.912cm" svg:height="0.874cm" svg:x="9.669cm" svg:y="9.654cm">
          <draw:text-box>
            <text:p><text:span text:style-name="T1">V = V</text:span><text:span text:style-name="T2">1</text:span></text:p>
          </draw:text-box>
        </draw:frame>
        <draw:frame draw:style-name="gr11" draw:text-style-name="P5" draw:layer="layout" svg:width="2.56cm" svg:height="0.874cm" svg:x="9.021cm" svg:y="10.678cm">
          <draw:text-box>
            <text:p><text:span text:style-name="T1">I = V</text:span><text:span text:style-name="T2">2</text:span><text:span text:style-name="T3">/R</text:span><text:span text:style-name="T2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1:12:01.913710000</meta:creation-date>
    <meta:generator>LibreOffice/5.2.1.2$MacOSX_X86_64 LibreOffice_project/31dd62db80d4e60af04904455ec9c9219178d620</meta:generator>
    <dc:date>2016-11-22T09:50:00.701493000</dc:date>
    <meta:editing-duration>PT4H18M40S</meta:editing-duration>
    <meta:editing-cycles>10</meta:editing-cycles>
    <meta:document-statistic meta:object-count="20"/>
  </office:meta>
</office:document-meta>
</file>